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4.4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Cognoms</text:p>
          </table:table-cell>
          <table:table-cell office:value-type="string" calcext:value-type="string">
            <text:p>Tasca1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Reproduïble</text:p>
          </table:table-cell>
          <table:table-cell office:value-type="string" calcext:value-type="string">
            <text:p>Utilitat</text:p>
          </table:table-cell>
          <table:table-cell office:value-type="string" calcext:value-type="string">
            <text:p>Conclusions</text:p>
          </table:table-cell>
          <table:table-cell office:value-type="string" calcext:value-type="string">
            <text:p>Bibliografia</text:p>
          </table:table-cell>
          <table:table-cell office:value-type="string" calcext:value-type="string">
            <text:p>Claredat</text:p>
          </table:table-cell>
          <table:table-cell office:value-type="string" calcext:value-type="string">
            <text:p>Creatiu</text:p>
          </table:table-cell>
          <table:table-cell office:value-type="string" calcext:value-type="string">
            <text:p>Discussió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Comentaris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alvatore Javier</text:p>
          </table:table-cell>
          <table:table-cell office:value-type="string" calcext:value-type="string">
            <text:p>Balivo Lopez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PRODUCT([.C4:.I4];[.$C$3:.$I$3])/SUM([.$C$3:.$I$3])" office:value-type="float" office:value="8.18181818181818" calcext:value-type="float">
            <text:p>8,18</text:p>
          </table:table-cell>
          <table:table-cell office:value-type="string" calcext:value-type="string">
            <text:p>Les conclusions i la discussió es queden un pèl curtes, la bibliografia és molt ajustada (no inclou ref. a Swissprot), no veig aportacio original.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Ballester Clausel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PRODUCT([.C5:.I5];[.$C$3:.$I$3])/SUM([.$C$3:.$I$3])" office:value-type="float" office:value="8.90909090909091" calcext:value-type="float">
            <text:p>8,91</text:p>
          </table:table-cell>
          <table:table-cell office:value-type="string" calcext:value-type="string">
            <text:p>La presència d’homòlegs en Cnidaris finalment s’assumeix, així com la seua posició filogenètica. Manca referència a Swissprot. La introducció no quadra amb l’anàlisi. Afegeix anàlisis, però no reproduïbles.</text:p>
          </table:table-cell>
        </table:table-row>
        <table:table-row table:style-name="ro1">
          <table:table-cell office:value-type="string" calcext:value-type="string">
            <text:p>Miriam</text:p>
          </table:table-cell>
          <table:table-cell office:value-type="string" calcext:value-type="string">
            <text:p>Blay Benach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PRODUCT([.C6:.I6];[.$C$3:.$I$3])/SUM([.$C$3:.$I$3])" office:value-type="float" office:value="9.18181818181818" calcext:value-type="float">
            <text:p>9,18</text:p>
          </table:table-cell>
          <table:table-cell office:value-type="string" calcext:value-type="string">
            <text:p>Sense propostes en discussió, referències no citades, manca cita de Swissprot. Errors conceptuals d’homologia i tree-thinking (nemàtodes no estàn més pròxims a cnidaris que humans).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string" calcext:value-type="string">
            <text:p>Bonet Hernandez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PRODUCT([.C7:.I7];[.$C$3:.$I$3])/SUM([.$C$3:.$I$3])" office:value-type="float" office:value="7.09090909090909" calcext:value-type="float">
            <text:p>7,09</text:p>
          </table:table-cell>
          <table:table-cell office:value-type="string" calcext:value-type="string">
            <text:p>Conclusions molt pobres, no elimina referències a LPOR, text en blocs de codi, sense propostes adicionals.</text:p>
          </table:table-cell>
        </table:table-row>
        <table:table-row table:style-name="ro1">
          <table:table-cell office:value-type="string" calcext:value-type="string">
            <text:p>Blanca</text:p>
          </table:table-cell>
          <table:table-cell office:value-type="string" calcext:value-type="string">
            <text:p>Candelas Galavi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PRODUCT([.C8:.I8];[.$C$3:.$I$3])/SUM([.$C$3:.$I$3])" office:value-type="float" office:value="9.54545454545455" calcext:value-type="float">
            <text:p>9,55</text:p>
          </table:table-cell>
          <table:table-cell office:value-type="string" calcext:value-type="string">
            <text:p>Tan sols alguna expressió incorrecta sobre grau d’homologia. Manquen referències a Swissprot i a psiblast. Falsa afirmació sobre limitacions de psiblast en R.</text:p>
          </table:table-cell>
        </table:table-row>
        <table:table-row table:style-name="ro1">
          <table:table-cell office:value-type="string" calcext:value-type="string">
            <text:p>Noelia</text:p>
          </table:table-cell>
          <table:table-cell office:value-type="string" calcext:value-type="string">
            <text:p>Collado Gisbert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.5" calcext:value-type="float">
            <text:p>9,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PRODUCT([.C9:.I9];[.$C$3:.$I$3])/SUM([.$C$3:.$I$3])" office:value-type="float" office:value="9.68181818181818" calcext:value-type="float">
            <text:p>9,68</text:p>
          </table:table-cell>
          <table:table-cell office:value-type="string" calcext:value-type="string">
            <text:p>Només faltaria la referència a swissprot, i potser alguna proposta d’anàlisi addicional. Molt bona interpretació, i tot molt complet.</text:p>
          </table:table-cell>
        </table:table-row>
        <table:table-row table:style-name="ro1">
          <table:table-cell office:value-type="string" calcext:value-type="string">
            <text:p>Enrique</text:p>
          </table:table-cell>
          <table:table-cell office:value-type="string" calcext:value-type="string">
            <text:p>Crespo Martinez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PRODUCT([.C10:.I10];[.$C$3:.$I$3])/SUM([.$C$3:.$I$3])" office:value-type="float" office:value="9.36363636363636" calcext:value-type="float">
            <text:p>9,36</text:p>
          </table:table-cell>
          <table:table-cell office:value-type="string" calcext:value-type="string">
            <text:p>Molt interessant, per tractar-se d’una proteïna diferent a les proposades. Llàstima que algunes conclusions no siguen encertades. Psi-blast sense iteracions. S’observa algun error conceptual sobre relacions filogenètiques (les hepàtiques no són primitives, ni els llevats han divergit «recentment» de les plantes). La bibliografia es pobra i manca referències als algoritmes.</text:p>
          </table:table-cell>
        </table:table-row>
        <table:table-row table:style-name="ro1">
          <table:table-cell office:value-type="string" calcext:value-type="string">
            <text:p>Maria Del Carmen</text:p>
          </table:table-cell>
          <table:table-cell office:value-type="string" calcext:value-type="string">
            <text:p>Del Tio De Prad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PRODUCT([.C11:.I11];[.$C$3:.$I$3])/SUM([.$C$3:.$I$3])" office:value-type="float" office:value="7.81818181818182" calcext:value-type="float">
            <text:p>7,82</text:p>
          </table:table-cell>
          <table:table-cell office:value-type="string" calcext:value-type="string">
            <text:p>Conclusions superficials. Separació del codi i el text. Manca estructura en el document (introducció, mètodes...). No esmenta la base de dades. Citar la web de pfam no és suficient per donar crèdit als autors.</text:p>
          </table:table-cell>
        </table:table-row>
        <table:table-row table:style-name="ro1">
          <table:table-cell office:value-type="string" calcext:value-type="string">
            <text:p>Guillermo</text:p>
          </table:table-cell>
          <table:table-cell office:value-type="string" calcext:value-type="string">
            <text:p>Esteban Herrer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PRODUCT([.C12:.I12];[.$C$3:.$I$3])/SUM([.$C$3:.$I$3])" office:value-type="float" office:value="7.54545454545455" calcext:value-type="float">
            <text:p>7,55</text:p>
          </table:table-cell>
          <table:table-cell office:value-type="string" calcext:value-type="string">
            <text:p>Algun error d’interpretació, conclusions superficials, bibliografia mínima i sense referència a Swissprot. No aporta anàlisis addicionals ni propostes.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Felis Ramo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PRODUCT([.C13:.I13];[.$C$3:.$I$3])/SUM([.$C$3:.$I$3])" office:value-type="float" office:value="8.27272727272727" calcext:value-type="float">
            <text:p>8,27</text:p>
          </table:table-cell>
          <table:table-cell office:value-type="string" calcext:value-type="string">
            <text:p>Conclusions superficials. Manca menció de Swissprot a la bibliografia, que d’altra banda està ben formatada. La claredat ressentida per l’ús de blocs de codi per introduir text. No aporta anàlisis noves, però proposa Pfam (i la cita!).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Gallen Aled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C14:.I14];[.$C$3:.$I$3])/SUM([.$C$3:.$I$3])" office:value-type="float" office:value="7.27272727272727" calcext:value-type="float">
            <text:p>7,27</text:p>
          </table:table-cell>
          <table:table-cell office:value-type="string" calcext:value-type="string">
            <text:p>Conclusions superficials, amb error d’anàlisi (longitud de la proteïna). Bibliografia mínima, amb manca de precisió i absència de referència a Swissprot. No hi ha anàlisis addicionals ni suggeriments.</text:p>
          </table:table-cell>
        </table:table-row>
        <table:table-row table:style-name="ro1">
          <table:table-cell office:value-type="string" calcext:value-type="string">
            <text:p>Cristina</text:p>
          </table:table-cell>
          <table:table-cell office:value-type="string" calcext:value-type="string">
            <text:p>Iñiguez Carrera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PRODUCT([.C15:.I15];[.$C$3:.$I$3])/SUM([.$C$3:.$I$3])" office:value-type="float" office:value="8" calcext:value-type="float">
            <text:p>8,00</text:p>
          </table:table-cell>
          <table:table-cell office:value-type="string" calcext:value-type="string">
            <text:p>Cita dues fonts no incloses a la bibliografia, i no cita Swissprot. Només aporta una cerca manual a Pfam, poc clara, i no proposa cap anàlisi addicional.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Llopis Jua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SUMPRODUCT([.C16:.I16];[.$C$3:.$I$3])/SUM([.$C$3:.$I$3])" office:value-type="float" office:value="8" calcext:value-type="float">
            <text:p>8,00</text:p>
          </table:table-cell>
          <table:table-cell office:value-type="string" calcext:value-type="string">
            <text:p>Conclusions superficials, parcialment basades en assumpcions, sense propostes de com comprovar-les. Bibliografia incompleta. Claredat limitada per l’ús de blocs de codi per al text i per la manca d’integració dels resultats addicionals amb el text.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Marin Alons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C17:.I17];[.$C$3:.$I$3])/SUM([.$C$3:.$I$3])" office:value-type="float" office:value="6.81818181818182" calcext:value-type="float">
            <text:p>6,82</text:p>
          </table:table-cell>
          <table:table-cell office:value-type="string" calcext:value-type="string">
            <text:p>Conclusions molt pobres. Manca referència a swissprot. No afegeix ni proposa cap anàlisi addicional. Manca l’apartat de discussió.</text:p>
          </table:table-cell>
        </table:table-row>
        <table:table-row table:style-name="ro1">
          <table:table-cell office:value-type="string" calcext:value-type="string">
            <text:p>Lucia Amparo</text:p>
          </table:table-cell>
          <table:table-cell office:value-type="string" calcext:value-type="string">
            <text:p>Marti Ortola</text:p>
          </table:table-cell>
          <table:table-cell office:value-type="float" office:value="9.5" calcext:value-type="float">
            <text:p>9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PRODUCT([.C18:.I18];[.$C$3:.$I$3])/SUM([.$C$3:.$I$3])" office:value-type="float" office:value="6.63636363636364" calcext:value-type="float">
            <text:p>6,64</text:p>
          </table:table-cell>
          <table:table-cell office:value-type="string" calcext:value-type="string">
            <text:p>Error d’execució aventurada. Conclusions molt pobres. Bibliografia inadequada. Text en blocs de codi i frase incompleta afecten la claredat. No proposa anàlisis addicionals.</text:p>
          </table:table-cell>
        </table:table-row>
        <table:table-row table:style-name="ro1">
          <table:table-cell office:value-type="string" calcext:value-type="string">
            <text:p>Lorena</text:p>
          </table:table-cell>
          <table:table-cell office:value-type="string" calcext:value-type="string">
            <text:p>Martinez Españ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PRODUCT([.C19:.I19];[.$C$3:.$I$3])/SUM([.$C$3:.$I$3])" office:value-type="float" office:value="9.09090909090909" calcext:value-type="float">
            <text:p>9,09</text:p>
          </table:table-cell>
          <table:table-cell office:value-type="string" calcext:value-type="string">
            <text:p>La manca dels arxius fasta utilitzats en l’anàlisi dificulta la reproduïbilitat. Conclusions superficials. Bibliografia inadequada, amb referències no citades.</text:p>
          </table:table-cell>
        </table:table-row>
        <table:table-row table:style-name="ro1">
          <table:table-cell office:value-type="string" calcext:value-type="string">
            <text:p>Cristina Lian</text:p>
          </table:table-cell>
          <table:table-cell office:value-type="string" calcext:value-type="string">
            <text:p>Masia Gorriz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PRODUCT([.C20:.I20];[.$C$3:.$I$3])/SUM([.$C$3:.$I$3])" office:value-type="float" office:value="9.09090909090909" calcext:value-type="float">
            <text:p>9,09</text:p>
          </table:table-cell>
          <table:table-cell office:value-type="string" calcext:value-type="string">
            <text:p>Presentació molt bona i treball extens, amb algunes addicions. Conclusions superficials, bibliografia inadequada, amb referències no citades.</text:p>
          </table:table-cell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Molto Montesino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C21:.I21];[.$C$3:.$I$3])/SUM([.$C$3:.$I$3])" office:value-type="float" office:value="7.27272727272727" calcext:value-type="float">
            <text:p>7,27</text:p>
          </table:table-cell>
          <table:table-cell office:value-type="string" calcext:value-type="string">
            <text:p>Conclusions superficials, amb error d’anàlisi (longitud de la proteïna). Bibliografia mínima, sense citar Swissprot.Claredat afectada per l’ús exclusiu de blocs de codi. Sense aportacions <text:s/>noves ni suggeriments.</text:p>
          </table:table-cell>
        </table:table-row>
        <table:table-row table:style-name="ro1">
          <table:table-cell office:value-type="string" calcext:value-type="string">
            <text:p>Pilar</text:p>
          </table:table-cell>
          <table:table-cell office:value-type="string" calcext:value-type="string">
            <text:p>Moreno Zaragoz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PRODUCT([.C22:.I22];[.$C$3:.$I$3])/SUM([.$C$3:.$I$3])" office:value-type="float" office:value="8.27272727272727" calcext:value-type="float">
            <text:p>8,27</text:p>
          </table:table-cell>
          <table:table-cell office:value-type="string" calcext:value-type="string">
            <text:p>Conclusions superficials, bibliografia mínima sense referència a Swissprot (però ben utilitzada). Amb cerca Pfam addicional (no documentada) però sense propostes complementàries.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Negre Rodriguez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C23:.I23];[.$C$3:.$I$3])/SUM([.$C$3:.$I$3])" office:value-type="float" office:value="7.27272727272727" calcext:value-type="float">
            <text:p>7,27</text:p>
          </table:table-cell>
          <table:table-cell office:value-type="string" calcext:value-type="string">
            <text:p>Conclusions superficials, bibliografia incompleta, estructura fragmentada i sense ús de blocs de text. Sense aportacions originals ni propostes.</text:p>
          </table:table-cell>
        </table:table-row>
        <table:table-row table:style-name="ro1">
          <table:table-cell office:value-type="string" calcext:value-type="string">
            <text:p>Sergi Ramon</text:p>
          </table:table-cell>
          <table:table-cell office:value-type="string" calcext:value-type="string">
            <text:p>Orts Martorel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C24:.I24];[.$C$3:.$I$3])/SUM([.$C$3:.$I$3])" office:value-type="float" office:value="7.09090909090909" calcext:value-type="float">
            <text:p>7,09</text:p>
          </table:table-cell>
          <table:table-cell office:value-type="string" calcext:value-type="string">
            <text:p>Conclusions pobres, bibliografia inadequada i incompleta. Manca d’estructura en el text (i algunes faltes ortogràfiques). Sense propostes ni addicions originals.</text:p>
          </table:table-cell>
        </table:table-row>
        <table:table-row table:style-name="ro1">
          <table:table-cell office:value-type="string" calcext:value-type="string">
            <text:p>Ana Maria</text:p>
          </table:table-cell>
          <table:table-cell office:value-type="string" calcext:value-type="string">
            <text:p>Perles Alons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SUMPRODUCT([.C25:.I25];[.$C$3:.$I$3])/SUM([.$C$3:.$I$3])" office:value-type="float" office:value="9.36363636363636" calcext:value-type="float">
            <text:p>9,36</text:p>
          </table:table-cell>
          <table:table-cell office:value-type="string" calcext:value-type="string">
            <text:p>Conclusions un pèl superficials, amb algun error conceptual menor. No cita Pfam (però n’inclou una referència) ni Swissprot.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Prieto Diez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SUMPRODUCT([.C26:.I26];[.$C$3:.$I$3])/SUM([.$C$3:.$I$3])" office:value-type="float" office:value="9.18181818181818" calcext:value-type="float">
            <text:p>9,18</text:p>
          </table:table-cell>
          <table:table-cell office:value-type="string" calcext:value-type="string">
            <text:p>Conclusions un pèl superficials o vagues. En la bibliografia, només manca citar Swissprot i afegir l’any de a la cita de Mistry. Fa una cerca manual a Pfam. No proposa anàlisis addicionals.</text:p>
          </table:table-cell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Requena Menendez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PRODUCT([.C27:.I27];[.$C$3:.$I$3])/SUM([.$C$3:.$I$3])" office:value-type="float" office:value="8.81818181818182" calcext:value-type="float">
            <text:p>8,82</text:p>
          </table:table-cell>
          <table:table-cell office:value-type="string" calcext:value-type="string">
            <text:p>Conclusions superficials. Bibliografia ben utilitzada, però sense referència a Swissprot. Un bloc amb codi nou bastant críptic. Les anàlisis addicionals molt simples, i la proposta d’utilitzar seqüència codificant, inapropiada.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Ruiz Perez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,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10" calcext:value-type="float">
            <text:p>10</text:p>
          </table:table-cell>
          <table:table-cell table:formula="of:=SUMPRODUCT([.C28:.I28];[.$C$3:.$I$3])/SUM([.$C$3:.$I$3])" office:value-type="float" office:value="8.95454545454546" calcext:value-type="float">
            <text:p>8,95</text:p>
          </table:table-cell>
          <table:table-cell office:value-type="string" calcext:value-type="string">
            <text:p>Té mèrit haver utilitzat una proteïna diferent a les de l’exemple, i amb conclusions prou bones. Llàstima que dos blocs de codi contenien errors. La bibliografia era incompleta (falten dos obres citades i no cita Swissprot). Manca alguna anàlisi addicional.</text:p>
          </table:table-cell>
        </table:table-row>
        <table:table-row table:style-name="ro1">
          <table:table-cell office:value-type="string" calcext:value-type="string">
            <text:p>Judit</text:p>
          </table:table-cell>
          <table:table-cell office:value-type="string" calcext:value-type="string">
            <text:p>Sanchez Sol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C29:.I29];[.$C$3:.$I$3])/SUM([.$C$3:.$I$3])" office:value-type="float" office:value="7.36363636363636" calcext:value-type="float">
            <text:p>7,36</text:p>
          </table:table-cell>
          <table:table-cell office:value-type="string" calcext:value-type="string">
            <text:p>Conclusions superficials, sense aportacions en l’anàlisi ni propostes. La bibliografia no es correspon amb les cites. </text:p>
          </table:table-cell>
        </table:table-row>
        <table:table-row table:style-name="ro1">
          <table:table-cell office:value-type="string" calcext:value-type="string">
            <text:p>Liliya</text:p>
          </table:table-cell>
          <table:table-cell office:value-type="string" calcext:value-type="string">
            <text:p>Sokalchuk Sokalchuk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C30:.I30];[.$C$3:.$I$3])/SUM([.$C$3:.$I$3])" office:value-type="float" office:value="6.72727272727273" calcext:value-type="float">
            <text:p>6,73</text:p>
          </table:table-cell>
          <table:table-cell office:value-type="string" calcext:value-type="string">
            <text:p>Text sense estructura, amb conclusions mínimes i sense discussió. Només cita Viscardi et al. 2021, però inclou Altschul a la bibliografia. </text:p>
          </table:table-cell>
        </table:table-row>
        <table:table-row table:style-name="ro1">
          <table:table-cell office:value-type="string" calcext:value-type="string">
            <text:p>Alain</text:p>
          </table:table-cell>
          <table:table-cell office:value-type="string" calcext:value-type="string">
            <text:p>Solis Ruiz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PRODUCT([.C31:.I31];[.$C$3:.$I$3])/SUM([.$C$3:.$I$3])" office:value-type="float" office:value="8.63636363636364" calcext:value-type="float">
            <text:p>8,64</text:p>
          </table:table-cell>
          <table:table-cell office:value-type="string" calcext:value-type="string">
            <text:p>Conclusions superficials. Oblida citar Pfam, però la inclou a les referències. A penes afegeix una cerca manual a Pfam però no proposa gaire anàlisis addicionals a la discussió.</text:p>
          </table:table-cell>
        </table:table-row>
        <table:table-row table:style-name="ro1">
          <table:table-cell office:value-type="string" calcext:value-type="string">
            <text:p>Mihai</text:p>
          </table:table-cell>
          <table:table-cell office:value-type="string" calcext:value-type="string">
            <text:p>Spiridon Bodi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,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PRODUCT([.C32:.I32];[.$C$3:.$I$3])/SUM([.$C$3:.$I$3])" office:value-type="float" office:value="9.81818181818182" calcext:value-type="float">
            <text:p>9,82</text:p>
          </table:table-cell>
          <table:table-cell office:value-type="string" calcext:value-type="string">
            <text:p>Breu, amb conclusions vàlides sobre qüestions biològiques. Afegeix psi-blast amb domini conservat i proposa l’ús de bases de dades més extenses, amb molt de sentit.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Tolosa Alarco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,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PRODUCT([.C33:.I33];[.$C$3:.$I$3])/SUM([.$C$3:.$I$3])" office:value-type="float" office:value="9.72727272727273" calcext:value-type="float">
            <text:p>9,73</text:p>
          </table:table-cell>
          <table:table-cell office:value-type="string" calcext:value-type="string">
            <text:p>Les conclusions giren al voltant de les preguntes importants, així com les anàlisis addicionals i proposades. L’únic defecte és citar Altschul i no incloure’l a la bibliografia.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Torres Rodriguez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PRODUCT([.C34:.I34];[.$C$3:.$I$3])/SUM([.$C$3:.$I$3])" office:value-type="float" office:value="8.45454545454546" calcext:value-type="float">
            <text:p>8,45</text:p>
          </table:table-cell>
          <table:table-cell office:value-type="string" calcext:value-type="string">
            <text:p>Conclusions fluixes. No cita cap referència de swissprot. Manca creativitat i no proposa anàlisis addicionals.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Visier Velez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C35:.I35];[.$C$3:.$I$3])/SUM([.$C$3:.$I$3])" office:value-type="float" office:value="6.77272727272727" calcext:value-type="float">
            <text:p>6,77</text:p>
          </table:table-cell>
          <table:table-cell office:value-type="string" calcext:value-type="string">
            <text:p>Conclusions pobres, amb algun error conceptual. Falta claredat (ús de text en blocs de codi) i coherència entre text i codi (a la longitud d’alineament li diu «coincidencia [...] de aminoácidos». No afegeix cap anàlisi ni proposa r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4:22:26.260588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16:14:55.930516054</meta:creation-date>
    <dc:date>2021-06-03T00:10:25.210863075</dc:date>
    <meta:editing-duration>PT14H16M44S</meta:editing-duration>
    <meta:editing-cycles>34</meta:editing-cycles>
    <meta:generator>LibreOffice/6.4.7.2$Linux_X86_64 LibreOffice_project/40$Build-2</meta:generator>
    <meta:document-statistic meta:table-count="1" meta:cell-count="371" meta:object-count="0"/>
  </office:meta>
</office:document-meta>
</file>